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T1" style:family="text">
      <style:text-properties style:font-name="Ubuntu" fo:font-size="10.5pt" style:font-name-asian="Ubuntu" style:font-name-complex="Ubuntu" style:font-size-asian="10.5pt" style:font-size-complex="10.5pt"/>
    </style:style>
    <style:style style:name="T2" style:family="text">
      <style:text-properties style:font-name="Ubuntu" style:font-name-asian="Ubuntu" style:font-name-complex="Ubuntu" fo:font-size="8.5pt" style:font-size-asian="8.5pt" style:font-size-complex="8.5pt"/>
    </style:style>
    <style:style style:name="T3" style:family="text">
      <style:text-properties style:font-name="Ubuntu" style:font-name-asian="Ubuntu" style:font-name-complex="Ubuntu" fo:font-size="10.5pt" style:font-size-asian="10.5pt" style:font-size-complex="10.5pt"/>
    </style:style>
    <style:style style:name="T4" style:family="text">
      <style:text-properties fo:font-size="10.5pt" style:font-size-asian="10.5pt" style:font-size-complex="10.5pt" style:font-name="Ubuntu-Bold" fo:font-weight="bold" style:font-name-asian="Ubuntu-Bold" style:font-name-complex="Ubuntu-Bold" style:font-weight-asian="bold" style:font-weight-complex="bold"/>
    </style:style>
    <style:style style:name="T5" style:family="text">
      <style:text-properties fo:font-size="10.5pt" style:font-size-asian="10.5pt" style:font-size-complex="10.5pt"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26"/>
        <table:table-column table:style-name="co3" table:number-columns-repeated="1021" table:default-cell-style-name="ce26"/>
        <table:table-column table:style-name="co3" table:default-cell-style-name="ce37"/>
        <table:table-row table:style-name="ro1">
          <table:table-cell table:style-name="ce5"/>
          <table:table-cell table:style-name="ce12" office:value-type="string" calcext:value-type="string">
            <text:p>GENERAL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una estructura adecuada de ficheros y carpetas para un proyecto web, y enlazar bien los distintos ficheros*. 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Tener el código perfectamente indent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3">
          <table:table-cell table:style-name="ce7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so de control de versiones </text:span><text:span text:style-name="T4">con ramas </text:span><text:span text:style-name="T5">para manejar un proyecto de código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código JavaScript con sintaxis correcta y bien estructur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stantes / variables para almacenar información y re-asignar valore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dicionales para ejecutar acciones distintas en función de una condición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trabajar con listados de datos (arrays)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Usar funciones para estructurar el código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modificar la información del DOM para añadir contenido dinámic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escuchar eventos del DOM y actuar en consecuencia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Peticiones AJAX y API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peticiones con fetch y promesa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trabajar correctamente con la respuesta del servidor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Gestionar información en formato JSON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Usar el localStorage para guardar información en el navegador.</text:p>
          </table:table-cell>
          <table:table-cell table:style-name="ce31" table:number-columns-repeated="1021"/>
          <table:table-cell table:style-name="ce35"/>
        </table:table-row>
        <table:table-row table:style-name="ro1">
          <table:table-cell table:style-name="ce5"/>
          <table:table-cell table:style-name="ce12" office:value-type="string" calcext:value-type="string">
            <text:p>Issue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Haber resuelto las issues de la evaluación intermedia.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Otros criterios a tener en cuenta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inglés para nombres de variables, funciones, clases, mensajes de commit, nombres de ficheros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El repositorio de GitHub debe tener README explicando muy brevemente cómo arrancar el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9"/>
          <table:table-cell table:style-name="ce13" office:value-type="string" calcext:value-type="string">
            <text:p>proyecto.</text:p>
          </table:table-cell>
          <table:table-cell table:style-name="ce29" table:number-columns-repeated="1021"/>
          <table:table-cell table:style-name="ce34"/>
        </table:table-row>
        <table:table-row table:style-name="ro4" table:number-rows-repeated="11">
          <table:table-cell table:style-name="ce10"/>
          <table:table-cell table:style-name="ce25"/>
          <table:table-cell table:style-name="ce32" table:number-columns-repeated="1021"/>
          <table:table-cell table:style-name="ce3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1:43:08.0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9-13T11:43:35.099000000</dc:date>
    <meta:editing-duration>PT7H11M18S</meta:editing-duration>
    <meta:editing-cycles>21</meta:editing-cycles>
    <meta:generator>LibreOffice/5.4.4.2$Windows_X86_64 LibreOffice_project/2524958677847fb3bb44820e40380acbe820f960</meta:generator>
    <meta:document-statistic meta:table-count="1" meta:cell-count="39" meta:object-count="0"/>
  </office:meta>
</office:document-meta>
</file>